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ponse" table:style-name="ta1">
        <table:shapes>
          <draw:frame draw:z-index="0" draw:style-name="gr1" draw:text-style-name="P1" svg:width="574.41pt" svg:height="444.98pt" svg:x="232.24pt" svg:y="3pt">
            <draw:object draw:notify-on-update-of-ranges="response.A1:response.A374 response.C1:response.C3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5" calcext:value-type="float">
            <text:p>255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5" calcext:value-type="float">
            <text:p>255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5" calcext:value-type="float">
            <text:p>255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5" calcext:value-type="float">
            <text:p>255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" calcext:value-type="float">
            <text:p>255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5" calcext:value-type="float">
            <text:p>25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5" calcext:value-type="float">
            <text:p>255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" calcext:value-type="float">
            <text:p>25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" calcext:value-type="float">
            <text:p>255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.32" calcext:value-type="float">
            <text:p>3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7:09:34.035892000</dc:date>
    <meta:editing-duration>PT3M15S</meta:editing-duration>
    <meta:editing-cycles>1</meta:editing-cycles>
    <meta:document-statistic meta:table-count="1" meta:cell-count="11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5cm" svg:height="15.699cm" xlink:href=".." xlink:type="simple" chart:class="chart:scatter" chart:style-name="ch1">
        <chart:plot-area chart:style-name="ch2" table:cell-range-address="response.A1:response.A374 response.C1:response.C374" svg:x="1.416cm" svg:y="0.313cm" svg:width="18.444cm" svg:height="14.092cm">
          <chartooo:coordinate-region svg:x="2.143cm" svg:y="0.512cm" svg:width="17.437cm" svg:height="13.246cm"/>
          <chart:axis chart:dimension="x" chart:name="primary-x" chart:style-name="ch3">
            <chart:title svg:x="9.946cm" svg:y="14.718cm" chart:style-name="ch4">
              <text:p>Seconds</text:p>
            </chart:title>
          </chart:axis>
          <chart:axis chart:dimension="y" chart:name="primary-y" chart:style-name="ch5">
            <chart:title svg:x="0.451cm" svg:y="7.773cm" chart:style-name="ch6">
              <text:p>Volts</text:p>
            </chart:title>
            <chart:grid chart:style-name="ch7" chart:class="major"/>
          </chart:axis>
          <chart:series chart:style-name="ch8" chart:values-cell-range-address="response.C1:response.C374" chart:class="chart:scatter">
            <chart:domain table:cell-range-address="response.A1:response.A374"/>
            <chart:data-point chart:repeated="3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response.A1:response.A374</svg:desc>
                </draw:g>
              </table:table-cell>
              <table:table-cell office:value-type="float" office:value="3.02">
                <text:p>3.02</text:p>
                <draw:g>
                  <svg:desc>response.C1:response.C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">
                <text:p>5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">
                <text:p>5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">
                <text:p>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">
                <text:p>9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">
                <text:p>9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">
                <text:p>9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">
                <text:p>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">
                <text:p>10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">
                <text:p>1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">
                <text:p>11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4">
                <text:p>1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">
                <text:p>11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">
                <text:p>123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">
                <text:p>12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">
                <text:p>12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0">
                <text:p>13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">
                <text:p>13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3">
                <text:p>133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6">
                <text:p>136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">
                <text:p>13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">
                <text:p>13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">
                <text:p>14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6">
                <text:p>14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7">
                <text:p>14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">
                <text:p>14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">
                <text:p>14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">
                <text:p>15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">
                <text:p>15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">
                <text:p>15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">
                <text:p>16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">
                <text:p>16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">
                <text:p>16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">
                <text:p>16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">
                <text:p>16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6">
                <text:p>16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7">
                <text:p>16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">
                <text:p>16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1">
                <text:p>17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2">
                <text:p>17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">
                <text:p>1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">
                <text:p>17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1">
                <text:p>181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2">
                <text:p>18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3">
                <text:p>18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4">
                <text:p>18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5">
                <text:p>18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">
                <text:p>18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8">
                <text:p>18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9">
                <text:p>18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1">
                <text:p>19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2">
                <text:p>19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3">
                <text:p>19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4">
                <text:p>194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5">
                <text:p>19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">
                <text:p>19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8">
                <text:p>19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1">
                <text:p>201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2">
                <text:p>20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3">
                <text:p>203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4">
                <text:p>20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7">
                <text:p>20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8">
                <text:p>20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9">
                <text:p>20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">
                <text:p>21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">
                <text:p>21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">
                <text:p>21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3">
                <text:p>2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4">
                <text:p>2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5">
                <text:p>2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7">
                <text:p>21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9">
                <text:p>21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0">
                <text:p>22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2">
                <text:p>22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3">
                <text:p>223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4">
                <text:p>224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6">
                <text:p>22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7">
                <text:p>22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8">
                <text:p>22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9">
                <text:p>22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0">
                <text:p>23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1">
                <text:p>23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2">
                <text:p>23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3">
                <text:p>233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4">
                <text:p>23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5">
                <text:p>23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">
                <text:p>23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7">
                <text:p>237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8">
                <text:p>23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9">
                <text:p>23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0">
                <text:p>24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">
                <text:p>24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3">
                <text:p>243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">
                <text:p>24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6">
                <text:p>24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7">
                <text:p>247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8">
                <text:p>248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9">
                <text:p>2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1">
                <text:p>25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2">
                <text:p>2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5">
                <text:p>25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6">
                <text:p>25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9">
                <text:p>25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1">
                <text:p>26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4">
                <text:p>26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5">
                <text:p>26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7">
                <text:p>26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8">
                <text:p>2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">
                <text:p>26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0">
                <text:p>270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2">
                <text:p>27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4">
                <text:p>27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0">
                <text:p>280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1">
                <text:p>281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2">
                <text:p>282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4">
                <text:p>28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5">
                <text:p>28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6">
                <text:p>28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7">
                <text:p>287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8">
                <text:p>28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9">
                <text:p>28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0">
                <text:p>29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1">
                <text:p>291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2">
                <text:p>292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3">
                <text:p>29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5">
                <text:p>29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6">
                <text:p>29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7">
                <text:p>29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8">
                <text:p>29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9">
                <text:p>2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0">
                <text:p>30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1">
                <text:p>30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">
                <text:p>30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3">
                <text:p>30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4">
                <text:p>30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5">
                <text:p>3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6">
                <text:p>30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7">
                <text:p>3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9">
                <text:p>30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0">
                <text:p>3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1">
                <text:p>31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2">
                <text:p>312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3">
                <text:p>313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4">
                <text:p>31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5">
                <text:p>31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6">
                <text:p>316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7">
                <text:p>31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9">
                <text:p>31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0">
                <text:p>32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1">
                <text:p>32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2">
                <text:p>32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3">
                <text:p>323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4">
                <text:p>324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5">
                <text:p>325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6">
                <text:p>326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7">
                <text:p>32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8">
                <text:p>32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9">
                <text:p>32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0">
                <text:p>33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2">
                <text:p>332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3">
                <text:p>33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4">
                <text:p>33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5">
                <text:p>33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6">
                <text:p>33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7">
                <text:p>337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8">
                <text:p>33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9">
                <text:p>33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0">
                <text:p>34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1">
                <text:p>34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2">
                <text:p>34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3">
                <text:p>34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4">
                <text:p>34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5">
                <text:p>34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6">
                <text:p>34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7">
                <text:p>347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8">
                <text:p>34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9">
                <text:p>34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0">
                <text:p>35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1">
                <text:p>3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2">
                <text:p>352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3">
                <text:p>35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4">
                <text:p>35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5">
                <text:p>35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6">
                <text:p>35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7">
                <text:p>35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8">
                <text:p>358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9">
                <text:p>35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0">
                <text:p>36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2">
                <text:p>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3">
                <text:p>36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4">
                <text:p>36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5">
                <text:p>36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6">
                <text:p>366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7">
                <text:p>36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8">
                <text:p>36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9">
                <text:p>36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0">
                <text:p>370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1">
                <text:p>37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2">
                <text:p>37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3">
                <text:p>37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4">
                <text:p>374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5">
                <text:p>37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6">
                <text:p>37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7">
                <text:p>37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8">
                <text:p>37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9">
                <text:p>37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0">
                <text:p>380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1">
                <text:p>38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2">
                <text:p>38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3">
                <text:p>38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5">
                <text:p>385</text:p>
              </table:table-cell>
              <table:table-cell office:value-type="float" office:value="3.32">
                <text:p>3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